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59025" officeooo:paragraph-rsid="00159025"/>
    </style:style>
    <style:style style:name="P2" style:family="paragraph" style:parent-style-name="Standard">
      <style:text-properties fo:language="ru" fo:country="RU" officeooo:rsid="00159025" officeooo:paragraph-rsid="00174fa6"/>
    </style:style>
    <style:style style:name="P3" style:family="paragraph" style:parent-style-name="Standard">
      <style:text-properties fo:language="ru" fo:country="RU" officeooo:rsid="00174fa6" officeooo:paragraph-rsid="00174fa6"/>
    </style:style>
    <style:style style:name="P4" style:family="paragraph" style:parent-style-name="Standard">
      <style:text-properties fo:language="ru" fo:country="RU" officeooo:rsid="00182091" officeooo:paragraph-rsid="00182091"/>
    </style:style>
    <style:style style:name="P5" style:family="paragraph" style:parent-style-name="Standard">
      <style:text-properties fo:language="ru" fo:country="RU" officeooo:rsid="00182091" officeooo:paragraph-rsid="0019cfc9"/>
    </style:style>
    <style:style style:name="P6" style:family="paragraph" style:parent-style-name="Standard">
      <style:text-properties fo:language="ru" fo:country="RU" officeooo:rsid="0019cfc9" officeooo:paragraph-rsid="0019cfc9"/>
    </style:style>
    <style:style style:name="P7" style:family="paragraph" style:parent-style-name="Standard">
      <style:text-properties fo:language="ru" fo:country="RU" officeooo:rsid="001b3ffb" officeooo:paragraph-rsid="001b3ffb"/>
    </style:style>
    <style:style style:name="P8" style:family="paragraph" style:parent-style-name="Standard">
      <style:text-properties fo:language="ru" fo:country="RU" officeooo:rsid="001be060" officeooo:paragraph-rsid="001be060"/>
    </style:style>
    <style:style style:name="P9" style:family="paragraph" style:parent-style-name="Standard">
      <style:text-properties fo:language="ru" fo:country="RU" officeooo:rsid="001d7881" officeooo:paragraph-rsid="001d7881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74fa6"/>
    </style:style>
    <style:style style:name="T3" style:family="text">
      <style:text-properties fo:language="en" fo:country="US" officeooo:rsid="00182091"/>
    </style:style>
    <style:style style:name="T4" style:family="text">
      <style:text-properties officeooo:rsid="00174fa6"/>
    </style:style>
    <style:style style:name="T5" style:family="text">
      <style:text-properties officeooo:rsid="0019cfc9"/>
    </style:style>
    <style:style style:name="T6" style:family="text">
      <style:text-properties officeooo:rsid="001be0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ведение</text:p>
      <text:p text:style-name="P1">проект <text:span text:style-name="T1">man in the forest </text:span>представляет собой компьютерную игру под ПК. Это прямолинейная игра в жанре хоррор продолжительностью полчаса в графическом стиле игр на <text:span text:style-name="T1">PS1</text:span></text:p>
      <text:p text:style-name="P1"><text:span text:style-name="T1"/></text:p>
      <text:p text:style-name="P1">Назначение</text:p>
      <text:p text:style-name="P1">проект создан для <text:span text:style-name="T4">получения удовольствия пользователем, чувства страха</text:span></text:p>
      <text:p text:style-name="P1"/>
      <text:p text:style-name="P1">Охват</text:p>
      <text:p text:style-name="P2">проект создан для <text:span text:style-name="T4">любителей хоррор-адвенчур и любителей инди проектов с закосом на старые игры времён</text:span><text:span text:style-name="T2"> PS1</text:span></text:p>
      <text:p text:style-name="P2"><text:span text:style-name="T2"/></text:p>
      <text:p text:style-name="P2"><text:span text:style-name="T4">Окружение</text:span></text:p>
      <text:p text:style-name="P3">Игра локальная, разрабатывается под ПК <text:span text:style-name="T3">(Windows)</text:span>. </text:p>
      <text:p text:style-name="P3"/>
      <text:p text:style-name="P4">Обзор Функций продукта</text:p>
      <text:p text:style-name="P4">продукт предоставляет возможность походить по виртуальным локациям и взаимодействовать с окружением</text:p>
      <text:p text:style-name="P4">Игровые механики: управление персонажем на <text:span text:style-name="T1">WASD, </text:span>взаимодействие с предметами которое <text:s text:c="2"/>позволяет увидеть их описание снизу экрана, взаимодействие с записками которое вызывает окно с текстом на экран, возможность подобрать предмет и использовать его.</text:p>
      <text:p text:style-name="P5">Настройки игры: вызов меню с настройками в котором можно настроить звук, <text:span text:style-name="T5">гаммы, разрешения и языка (Английский, русский)</text:span></text:p>
      <text:p text:style-name="P5"/>
      <text:p text:style-name="P5"><text:span text:style-name="T5">Характеристики пользователей</text:span></text:p>
      <text:p text:style-name="P6">Все не впечатлительные пользователи от 16 лет</text:p>
      <text:p text:style-name="P6"/>
      <text:p text:style-name="P7">Ограничения</text:p>
      <text:p text:style-name="P7">не делать высоко детализированные текстуры и модели, не сохранять данные пользователя, не <text:span text:style-name="T6">отсылаться на реальные события, не показывать эффекты которые могут вызвать <text:s/>эпилепсию </text:span></text:p>
      <text:p text:style-name="P7"/>
      <text:p text:style-name="P8">Допущения</text:p>
      <text:p text:style-name="P8">игра может стать платной, игра может дорабатываться и дополняться </text:p>
      <text:p text:style-name="P8"/>
      <text:p text:style-name="P9">термины и определения</text:p>
      <text:p text:style-name="P9">только устоявшиеся выражения и определения</text:p>
      <text:p text:style-name="P9"/>
      <text:p text:style-name="P9">сокращения и аббревиатуры </text:p>
      <text:p text:style-name="P9">только устоявшиеся выражения и определения</text:p>
      <text:p text:style-name="P9"/>
      <text:p text:style-name="P9"/>
      <text:p text:style-name="P6"/>
      <text:p text:style-name="P6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9T15:12:13.681000000</dc:date>
    <meta:editing-duration>PT5M44S</meta:editing-duration>
    <meta:editing-cycles>1</meta:editing-cycles>
    <meta:document-statistic meta:table-count="0" meta:image-count="0" meta:object-count="0" meta:page-count="1" meta:paragraph-count="23" meta:word-count="181" meta:character-count="1380" meta:non-whitespace-character-count="1213"/>
    <meta:generator>LibreOffice/7.3.2.2$Windows_X86_64 LibreOffice_project/49f2b1bff42cfccbd8f788c8dc32c1c309559be0</meta:generator>
  </office:meta>
</office:document-meta>
</file>